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placeholder text:placeholder-type="text">&lt;company.party.full_name&gt;</text:placeholder></text:p>
            <text:p text:style-name="P11"><text:span text:style-name="T7">Matrícula </text:span><text:span text:style-name="T7"><text:placeholder text:placeholder-type="text">&lt;company.party.controlling_entity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partner_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placeholder text:placeholder-type="text">&lt;company.party.full_name&gt;</text:placeholder></text:p>
            <text:p text:style-name="P11"><text:span text:style-name="T7">Matrícula </text:span><text:span text:style-name="T7"><text:placeholder text:placeholder-type="text">&lt;company.party.controlling_entity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party.vat_number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220" meta:non-whitespace-character-count="2039"/>
    <meta:user-defined meta:name="Info 1"/>
    <meta:user-defined meta:name="Info 2"/>
    <meta:user-defined meta:name="Info 3"/>
    <meta:user-defined meta:name="Info 4"/>
  </office:meta>
</office:document-meta>
</file>